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5da9cad"/>
    </style:style>
    <style:style style:name="P4" style:family="paragraph" style:parent-style-name="Text_20_body">
      <style:text-properties officeooo:rsid="060c0629" officeooo:paragraph-rsid="060c0629"/>
    </style:style>
    <style:style style:name="P5" style:family="paragraph" style:parent-style-name="Text_20_body">
      <style:text-properties officeooo:rsid="060c0629" officeooo:paragraph-rsid="060ef3ab"/>
    </style:style>
    <style:style style:name="P6" style:family="paragraph" style:parent-style-name="Text_20_body">
      <style:text-properties officeooo:rsid="060ef3ab" officeooo:paragraph-rsid="060ef3ab"/>
    </style:style>
    <style:style style:name="P7" style:family="paragraph" style:parent-style-name="Text_20_body">
      <style:text-properties officeooo:rsid="0612b6b3" officeooo:paragraph-rsid="0612b6b3"/>
    </style:style>
    <style:style style:name="P8" style:family="paragraph" style:parent-style-name="Text_20_body">
      <style:text-properties officeooo:rsid="0613c620" officeooo:paragraph-rsid="0613c620"/>
    </style:style>
    <style:style style:name="P9" style:family="paragraph" style:parent-style-name="Text_20_body">
      <style:text-properties officeooo:rsid="061515fc" officeooo:paragraph-rsid="061515fc"/>
    </style:style>
    <style:style style:name="P10" style:family="paragraph" style:parent-style-name="Text_20_body">
      <style:text-properties officeooo:rsid="061b6d0c" officeooo:paragraph-rsid="061b6d0c"/>
    </style:style>
    <style:style style:name="P11" style:family="paragraph" style:parent-style-name="Text_20_body">
      <style:text-properties officeooo:rsid="060cf8ea" officeooo:paragraph-rsid="0623e4a3"/>
    </style:style>
    <style:style style:name="P12" style:family="paragraph" style:parent-style-name="Text_20_body">
      <style:text-properties officeooo:paragraph-rsid="0623e4a3"/>
    </style:style>
    <style:style style:name="P13" style:family="paragraph" style:parent-style-name="Text_20_body">
      <style:text-properties officeooo:paragraph-rsid="0627f37e"/>
    </style:style>
    <style:style style:name="P14" style:family="paragraph" style:parent-style-name="Heading_20_2">
      <style:text-properties officeooo:rsid="05735d0c" officeooo:paragraph-rsid="05a28d3e"/>
    </style:style>
    <style:style style:name="P15" style:family="paragraph" style:parent-style-name="Heading_20_2">
      <style:text-properties officeooo:rsid="05735d0c" officeooo:paragraph-rsid="060ef3ab"/>
    </style:style>
    <style:style style:name="P16" style:family="paragraph" style:parent-style-name="Heading_20_2">
      <style:text-properties officeooo:rsid="05735d0c" officeooo:paragraph-rsid="0610d084"/>
    </style:style>
    <style:style style:name="P17" style:family="paragraph" style:parent-style-name="Heading_20_2">
      <style:text-properties officeooo:rsid="05735d0c" officeooo:paragraph-rsid="061515fc"/>
    </style:style>
    <style:style style:name="P18" style:family="paragraph" style:parent-style-name="Heading_20_2">
      <style:text-properties officeooo:rsid="05735d0c" officeooo:paragraph-rsid="061a9274"/>
    </style:style>
    <style:style style:name="P19" style:family="paragraph" style:parent-style-name="Heading_20_2">
      <style:text-properties officeooo:rsid="061fb025" officeooo:paragraph-rsid="061fb025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61b6d0c" officeooo:paragraph-rsid="061b6d0c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61b6d0c" officeooo:paragraph-rsid="061b6d0c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61d2d74" officeooo:paragraph-rsid="061d2d74"/>
    </style:style>
    <style:style style:name="P23" style:family="paragraph" style:parent-style-name="Heading_20_2">
      <style:text-properties officeooo:rsid="061fb025" officeooo:paragraph-rsid="063786b4"/>
    </style:style>
    <style:style style:name="P24" style:family="paragraph" style:parent-style-name="Heading_20_1">
      <style:paragraph-properties fo:line-height="100%"/>
      <style:text-properties officeooo:rsid="05226f8d" officeooo:paragraph-rsid="04af6545"/>
    </style:style>
    <style:style style:name="P25" style:family="paragraph" style:parent-style-name="Text_20_body">
      <style:text-properties officeooo:rsid="0639dfe1" officeooo:paragraph-rsid="063ba497"/>
    </style:style>
    <style:style style:name="P26" style:family="paragraph" style:parent-style-name="Text_20_body">
      <style:text-properties officeooo:rsid="0639dfe1" officeooo:paragraph-rsid="064c8dec"/>
    </style:style>
    <style:style style:name="P27" style:family="paragraph" style:parent-style-name="Text_20_body">
      <style:text-properties officeooo:rsid="062acc67" officeooo:paragraph-rsid="064c8dec"/>
    </style:style>
    <style:style style:name="P28" style:family="paragraph" style:parent-style-name="Text_20_body">
      <style:text-properties officeooo:rsid="064655d0" officeooo:paragraph-rsid="064655d0"/>
    </style:style>
    <style:style style:name="P29" style:family="paragraph" style:parent-style-name="Text_20_body">
      <style:text-properties officeooo:rsid="064f4d18" officeooo:paragraph-rsid="064f4d18"/>
    </style:style>
    <style:style style:name="P30" style:family="paragraph" style:parent-style-name="Text_20_body">
      <style:text-properties officeooo:rsid="06502aa7" officeooo:paragraph-rsid="06502aa7"/>
    </style:style>
    <style:style style:name="P31" style:family="paragraph" style:parent-style-name="Text_20_body">
      <style:paragraph-properties fo:margin-top="0in" fo:margin-bottom="0in" loext:contextual-spacing="false"/>
    </style:style>
    <style:style style:name="P32" style:family="paragraph" style:parent-style-name="Text_20_body" style:list-style-name="L2">
      <style:paragraph-properties fo:margin-top="0in" fo:margin-bottom="0in" loext:contextual-spacing="false"/>
      <style:text-properties officeooo:paragraph-rsid="065147a2"/>
    </style:style>
    <style:style style:name="P33" style:family="paragraph" style:parent-style-name="Text_20_body" style:list-style-name="L2">
      <style:paragraph-properties fo:margin-top="0in" fo:margin-bottom="0in" loext:contextual-spacing="false"/>
      <style:text-properties officeooo:rsid="065147a2" officeooo:paragraph-rsid="065147a2"/>
    </style:style>
    <style:style style:name="P34" style:family="paragraph" style:parent-style-name="Text_20_body">
      <style:paragraph-properties fo:margin-top="0in" fo:margin-bottom="0in" loext:contextual-spacing="false"/>
      <style:text-properties officeooo:rsid="0651be26" officeooo:paragraph-rsid="0651be26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651be26" officeooo:paragraph-rsid="0653b384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653b384" officeooo:paragraph-rsid="0653b384"/>
    </style:style>
    <style:style style:name="T1" style:family="text">
      <style:text-properties officeooo:rsid="05a9c9d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610d084" style:font-weight-asian="normal" style:font-weight-complex="normal"/>
    </style:style>
    <style:style style:name="T4" style:family="text">
      <style:text-properties fo:font-weight="normal" officeooo:rsid="061515fc" style:font-weight-asian="normal" style:font-weight-complex="normal"/>
    </style:style>
    <style:style style:name="T5" style:family="text">
      <style:text-properties fo:font-weight="normal" officeooo:rsid="0618dadd" style:font-weight-asian="normal" style:font-weight-complex="normal"/>
    </style:style>
    <style:style style:name="T6" style:family="text">
      <style:text-properties fo:font-weight="normal" officeooo:rsid="061a9274" style:font-weight-asian="normal" style:font-weight-complex="normal"/>
    </style:style>
    <style:style style:name="T7" style:family="text">
      <style:text-properties fo:font-weight="normal" officeooo:rsid="061f2235" style:font-weight-asian="normal" style:font-weight-complex="normal"/>
    </style:style>
    <style:style style:name="T8" style:family="text">
      <style:text-properties fo:font-weight="normal" officeooo:rsid="061fb025" style:font-weight-asian="normal" style:font-weight-complex="normal"/>
    </style:style>
    <style:style style:name="T9" style:family="text">
      <style:text-properties fo:font-weight="normal" officeooo:rsid="06271f1c" style:font-weight-asian="normal" style:font-weight-complex="normal"/>
    </style:style>
    <style:style style:name="T10" style:family="text">
      <style:text-properties fo:font-weight="normal" officeooo:rsid="063786b4" style:font-weight-asian="normal" style:font-weight-complex="normal"/>
    </style:style>
    <style:style style:name="T11" style:family="text">
      <style:text-properties fo:font-weight="normal" officeooo:rsid="0639dfe1" style:font-weight-asian="normal" style:font-weight-complex="normal"/>
    </style:style>
    <style:style style:name="T12" style:family="text">
      <style:text-properties fo:font-weight="normal" officeooo:rsid="063d949b" style:font-weight-asian="normal" style:font-weight-complex="normal"/>
    </style:style>
    <style:style style:name="T13" style:family="text">
      <style:text-properties fo:font-weight="normal" officeooo:rsid="064c9630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60fdb04" style:font-style-asian="italic" style:font-style-complex="italic"/>
    </style:style>
    <style:style style:name="T16" style:family="text">
      <style:text-properties fo:font-style="italic" officeooo:rsid="060cf8ea" style:font-style-asian="italic" style:font-style-complex="italic"/>
    </style:style>
    <style:style style:name="T17" style:family="text">
      <style:text-properties fo:font-style="italic" officeooo:rsid="064268e7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officeooo:rsid="060c0629"/>
    </style:style>
    <style:style style:name="T20" style:family="text">
      <style:text-properties officeooo:rsid="060ef3ab"/>
    </style:style>
    <style:style style:name="T21" style:family="text">
      <style:text-properties officeooo:rsid="0613c62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60cf8ea"/>
    </style:style>
    <style:style style:name="T25" style:family="text">
      <style:text-properties fo:language="en" fo:country="US" officeooo:rsid="06229325"/>
    </style:style>
    <style:style style:name="T26" style:family="text">
      <style:text-properties fo:language="en" fo:country="US" officeooo:rsid="0623e4a3"/>
    </style:style>
    <style:style style:name="T27" style:family="text">
      <style:text-properties officeooo:rsid="060d75ce"/>
    </style:style>
    <style:style style:name="T28" style:family="text">
      <style:text-properties officeooo:rsid="062f9e03"/>
    </style:style>
    <style:style style:name="T29" style:family="text">
      <style:text-properties officeooo:rsid="063786b4"/>
    </style:style>
    <style:style style:name="T30" style:family="text">
      <style:text-properties officeooo:rsid="0639dfe1"/>
    </style:style>
    <style:style style:name="T31" style:family="text">
      <style:text-properties officeooo:rsid="063ba497"/>
    </style:style>
    <style:style style:name="T32" style:family="text">
      <style:text-properties officeooo:rsid="063e2832"/>
    </style:style>
    <style:style style:name="T33" style:family="text">
      <style:text-properties officeooo:rsid="063e997e"/>
    </style:style>
    <style:style style:name="T34" style:family="text">
      <style:text-properties officeooo:rsid="063f8fcf"/>
    </style:style>
    <style:style style:name="T35" style:family="text">
      <style:text-properties officeooo:rsid="064093ab"/>
    </style:style>
    <style:style style:name="T36" style:family="text">
      <style:text-properties officeooo:rsid="064268e7"/>
    </style:style>
    <style:style style:name="T37" style:family="text">
      <style:text-properties officeooo:rsid="06446d90"/>
    </style:style>
    <style:style style:name="T38" style:family="text">
      <style:text-properties officeooo:rsid="0647b659"/>
    </style:style>
    <style:style style:name="T39" style:family="text">
      <style:text-properties officeooo:rsid="064c8dec"/>
    </style:style>
    <style:style style:name="T40" style:family="text">
      <style:text-properties officeooo:rsid="0590f641"/>
    </style:style>
    <style:style style:name="T41" style:family="text">
      <style:text-properties officeooo:rsid="05600163"/>
    </style:style>
    <style:style style:name="T42" style:family="text">
      <style:text-properties officeooo:rsid="065147a2"/>
    </style:style>
    <style:style style:name="T43" style:family="text">
      <style:text-properties officeooo:rsid="0653b38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מטלה - חלוקת <text:span text:style-name="T19">עלויות ומכרזי שירות</text:span></text:h>
      <text:p text:style-name="P3">יש לענות על שאלה אחת לבחירתכם. הגשה בזוגות, עד תחילת ההרצאה הבאה.</text:p>
      <text:p text:style-name="P14">שאלה <text:span text:style-name="T1">1: חלוקת עלויות לבניית מעלית</text:span></text:p>
      <text:p text:style-name="P4">בבניין עם n קומות, הדיירים החליטו לבנות מעלית.</text:p>
      <text:p text:style-name="P4">העלות של בניית מעלית בגובה k קומות היא k אלף ש"ח.</text:p>
      <text:p text:style-name="P4">הדיירים מעוניינים לחלק את העלות ביניהם בעזרת ערך שאפלי.</text:p>
      <text:p text:style-name="P5">כמה תשלם כל קומה?</text:p>
      <text:p text:style-name="P5"><text:span text:style-name="T14">הדרכה</text:span>: חשבו קודם את הערך עבור n=2 ו n=3, ואז הכלילו ל-n כלשהו.</text:p>
      <text:p text:style-name="P15">שאלה <text:span text:style-name="T20">2: חלוקת רוווחי עסק</text:span></text:p>
      <text:p text:style-name="P6">כדי להקים עסק, צריך משקיע ועובדים.</text:p>
      <text:p text:style-name="P6">הרווח של העסק הוא 1000 כפול מספר העובדים.</text:p>
      <text:p text:style-name="P6">לפי ערך שאפלי, איך יתחלקו רווחי העסק בין המשקיע לבין העובדים?</text:p>
      <text:p text:style-name="P6"><text:span text:style-name="T14">הדרכה</text:span>: חשבו קודם את הערך עבור משקיע ועובד אחד, ועבור משקיע ושני עובדים, ואז הכלילו למספר כלשהו של עובדים.</text:p>
      <text:p text:style-name="P16"><text:span text:style-name="T2">שאלה </text:span><text:span text:style-name="T7">3</text:span><text:span text:style-name="T3">: חלוקת עלות נסיעה </text:span><text:span text:style-name="T13">לאוניברסיטה</text:span></text:p>
      <text:p text:style-name="P28">לצורך שאלה זו מומלץ ל<text:span text:style-name="T38">התחבר עם צוות נוסף כך שיהיו לפחות 3 חברים.</text:span></text:p>
      <text:p text:style-name="P7">א. לכל אחד מחברי הצוות, חשבו בקירוב את עלות הנסיעה במונית מהבית לאוניברסיטה. לצורך החישוב אפשר להשתמש ב- Google Maps. אם אתם לא מצליחים לחשב עלות מדוייקת, חשבו את זמן הנסיעה<text:span text:style-name="T37"> לפי Waze</text:span> והכפילו בעלות נסיעה במונית לפי מונה.</text:p>
      <text:p text:style-name="P7">ב. <text:span text:style-name="T21">חשבו את עלות הנסיעה כאשר כל חברי הצוות נוסעים יחד, במסלול הקצר ביותר העובר דרך כולם.</text:span></text:p>
      <text:p text:style-name="P8">ג. חשבו כמה כל אחד יצטרך לשלם לפי ערך שאפלי. האם זה משתלם?</text:p>
      <text:p text:style-name="P18"><text:span text:style-name="T2">שאלה </text:span><text:span text:style-name="T8">4</text:span><text:span text:style-name="T3">: </text:span><text:span text:style-name="T6">פונקציה תת-מודולרית</text:span></text:p>
      <text:p text:style-name="P10"><text:span text:style-name="T22">תזכורת</text:span>: פונקציה v על קבוצות נקראת <text:span text:style-name="T18">תת-מודולרית</text:span> (submodular) אם, לכל שתי קבוצות S,T ולכל איבר i<text:span text:style-name="T36">, יש </text:span><text:span text:style-name="T17">עלות שולית פוחתת</text:span><text:span text:style-name="T36">:</text:span></text:p>
      <text:p text:style-name="P20"><text:s/>If S ≤ T, then <text:s/>v(S U {i}) - v(S) ≥ <text:s/>v(‎T U {i}) - v(T)</text:p>
      <text:p text:style-name="P21"><text:span text:style-name="T22">הגדרה</text:span>: <text:s/>פונקציה v על קבוצות נקראת <text:span text:style-name="T14">תת-חיבורית</text:span> (subadditive) אם, לכל שתי קבוצות S,T:</text:p>
      <text:p text:style-name="P20">v(S U T) ≤ v(S) + v(T)</text:p>
      <text:p text:style-name="P21">א. תנו דוגמה לפונקציה שהיא גם תת-אדיטיבית וגם תת-מודולרית.</text:p>
      <text:p text:style-name="P21"><text:soft-page-break/>ב. תנו דוגמה לפונקציה שהיא תת-אדיטיבית אבל לא תת-מודולרית.</text:p>
      <text:p text:style-name="P21">ג. תנו דוגמה לפונקציה שהיא לא תת-אדיטיבית ולא תת-מודולרית.</text:p>
      <text:p text:style-name="P21">ד. הוכיחו שכל פונקציה תת-מודולרית היא תת-אדיטיבית.</text:p>
      <text:p text:style-name="P22">אם אתם מסתבכים תסתכלו כאן:<text:span text:style-name="T23"> https://en.wikipedia.org/wiki/Utility_functions_on_indivisible_goods</text:span></text:p>
      <text:p text:style-name="P19"><text:span text:style-name="T2">שאלה 5: </text:span><text:span text:style-name="T9">מכר</text:span><text:span text:style-name="T12">ז מולין-שנקר</text:span><text:span text:style-name="T11"> - דוגמאות</text:span></text:p>
      <text:p text:style-name="P25"><text:span text:style-name="T32">א</text:span>. הראו דוגמה עם <text:span text:style-name="T39">2 או 3 שחקנים, שבה כלל-התשלום של שאפלי אינו מונוטוני. הראו את טבלת העלויות, חשבו את ערכי שאפלי לכל תת-קבוצה, והסבירו מדוע זה לא מונוטוני.</text:span></text:p>
      <text:p text:style-name="P26"><text:span text:style-name="T32">ב</text:span>. הראו דוגמה עם <text:span text:style-name="T39">2 או 3 שחקנים</text:span>, שב<text:span text:style-name="T31">ה</text:span> מכרז מולין-שנקר <text:span text:style-name="T33">עם כלל-התשלום של שאפלי </text:span>אינו אמיתי<text:span text:style-name="T33"> (אפשר להיעזר בסעיף א)</text:span>.<text:span text:style-name="T31"> הסבירו בפירוט מה יעשה המכרז בדוגמה זו, ומדוע זה לא אמיתי.</text:span></text:p>
      <text:p text:style-name="P27"><text:span text:style-name="T34">ג</text:span>. <text:span text:style-name="T29">הראו דוגמה עם 2 או 3 שחקנים, שבה </text:span>מכרז מולין-שנקר <text:span text:style-name="T30">עם כלל-התשלום של שאפלי </text:span>אינו יעיל<text:span text:style-name="T28">-פארטו. הסבירו בפירוט מה יעשה המכרז בדוגמה זו, ומדוע זה לא יעיל-פארטו.</text:span></text:p>
      <text:p text:style-name="P13"><text:span text:style-name="T35">ד [בונוס]. היכנסו לויקיפדיה האנגלית, לדף "</text:span><text:span text:style-name="T25">Cost-sharing</text:span><text:span text:style-name="T26"> </text:span><text:span text:style-name="T25">mechanism</text:span><text:span text:style-name="T24">". מיצאו את תת-הכותרת </text:span><text:bookmark text:name="Binary_service,_decreasing_marginal_costs"/><text:bookmark text:name="Binary_service.2C_decreasing_marginal_costs"/><text:span text:style-name="T24">"</text:span>Binary service, decreasing marginal costs<text:span text:style-name="T24">". הוסיפו את הדוגמאות שלכם במקומות המתאימים בדף (אם אתם לא בטוחים איפה בדיוק להוסיף, תשאלו אותי).</text:span></text:p>
      <text:p text:style-name="P12"><text:span text:style-name="T24">הזוג </text:span><text:span text:style-name="T16">הראשון </text:span><text:span text:style-name="T24">שיבצע משימה זו, יקבל 2 נקודות בונוס לציון הבחינה. כדי לזכות בנקודות, אחד מבני-הזוג צריך לפתוח חשבון ויקיפדיה בשמו המלא, כך שהעריכות יירשמו על שמו בהסטוריית העריכה. <text:s text:c="2"/></text:span></text:p>
      <text:p text:style-name="P11"><text:span text:style-name="T15">עצה</text:span><text:span text:style-name="T27">: כדי שהעריכות שלכם יישארו בדף, ולא יימחקו ע"י עורכים אחרים, יש ל</text:span>הסביר <text:span text:style-name="T27">באופן ברור </text:span>ובאנגלית תקנית<text:span text:style-name="T27">.</text:span></text:p>
      <text:p text:style-name="P12"><text:span text:style-name="T16">שימו לב</text:span><text:span text:style-name="T24">: לפני שאתם מתחילים אנא ודאו שלא עשו את זה לפניכם; הניקוד הנוסף יינתן רק לזוג הראשון.</text:span></text:p>
      <text:p text:style-name="P23"><text:span text:style-name="T2">שאלה </text:span><text:span text:style-name="T10">6</text:span><text:span text:style-name="T2">: </text:span><text:span text:style-name="T10">מכרז VCG - איזון תקציבי</text:span></text:p>
      <text:p text:style-name="P29">לפניכם גירסה משופרת של מכרז וק"ג, שאמורה להשיג איזון תקציבי.</text:p>
      <text:p text:style-name="P30">המכרז מקבל כקלט כלל-תשלום <text:span text:style-name="T40">p(S,i), </text:span>ה<text:span text:style-name="T40">קובע, עבור כל תת-קבוצה של נוסעים S, כמה ישלם כל נוסע i אם הקבוצה הזאת היא הקבוצה הנבחרת. </text:span><text:s/><text:span text:style-name="T40">הכלל צריך </text:span>להיות מאוזן-תקציבית - <text:span text:style-name="T41">לכל תת-קבוצה, סכום התשלומים של חברי הקבוצה שווה לעלות הנסיעה של תת-הקבוצה.</text:span></text:p>
      <text:p text:style-name="P31">עבור כל נוסע i וכל תת-קבוצה S, <text:span text:style-name="T42">הערך של i לבחירת הקבוצה S הוא:</text:span></text:p>
      <text:list xml:id="list1533845306" text:style-name="L2">
        <text:list-item>
          <text:p text:style-name="P32"><text:span text:style-name="T42">v[i] - p(S,i) אם i נמצא בקבוצה (נסמן ערך זה ב u(i,S)).</text:span></text:p>
        </text:list-item>
        <text:list-item>
          <text:p text:style-name="P33">אפס - אם i לא נמצא בקבוצה.</text:p>
        </text:list-item>
      </text:list>
      <text:p text:style-name="P34"><text:span text:style-name="T14">(שימו לב - בגירסה שלמדנו בכיתה, הערך של i לבחירת S היה v[i] אם i נמצא בקבוצה)</text:span>.</text:p>
      <text:p text:style-name="P34">בגירסה הזאת אין שחקן המייצג את ה"נהג". </text:p>
      <text:p text:style-name="P34">המכרז בוחר את האפשרותS שבה סכום התועלות - u(i,S) - הוא הגבוה ביותר, ומחשב את התשלום של כל נוסע לפי כלל VCG.</text:p>
      <text:p text:style-name="P34"/>
      <text:p text:style-name="P34">א. <text:span text:style-name="T43">תנו דוגמה עם2 נוסעים לפעולת המכרז עם כלל-התשלום הגובה סכום זהה מכל נוסע.</text:span></text:p>
      <text:p text:style-name="P35"><text:soft-page-break/><text:span text:style-name="T43">ב</text:span>. <text:span text:style-name="T43">תנו דוגמה עם2 נוסעים לפעולת המכרז עם כלל-התשלום הגובה מכל נוסע את ערך שאפלי.</text:span></text:p>
      <text:p text:style-name="P36">ג. תנו דוגמה שבה, לכל כלל-תשלום שנבחר, עלול להיות מצב שבו לאחד הנוסעים יש תועלת שלילית (הוא משלם יותר מהערך שלו).</text:p>
      <text:p text:style-name="P36"/>
      <text:p text:style-name="P17"><text:span text:style-name="T2">שאלה </text:span><text:span text:style-name="T10">7</text:span><text:span text:style-name="T3">: </text:span><text:span text:style-name="T4">תיכנות </text:span><text:span text:style-name="T5">- ערך שאפלי</text:span></text:p>
      <text:p text:style-name="P9">א. מצאו בשפת python (או בשפה אחרת החביבה עליכם) פונקציית-ספרייה המאפשרת לעבור על כל הסדרים האפשריים (פרמוטציות) של קבוצה נתונה.</text:p>
      <text:p text:style-name="P9">ב. השתמשו בפונקצייה זו על-מנת לכתוב פונקציה המחשבת את ערך שאפלי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4.7.2$Linux_X86_64 LibreOffice_project/c838ef25c16710f8838b1faec480ebba495259d0</meta:generator>
    <dc:date>2019-02-07T13:15:40.878719469</dc:date>
    <meta:editing-duration>P12DT2H29M32S</meta:editing-duration>
    <meta:editing-cycles>1427</meta:editing-cycles>
    <meta:document-statistic meta:table-count="0" meta:image-count="0" meta:object-count="0" meta:page-count="3" meta:paragraph-count="53" meta:word-count="729" meta:character-count="4005" meta:non-whitespace-character-count="3322"/>
  </office:meta>
</office:document-meta>
</file>